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draw:fill="solid" draw:fill-color="#dcdcdc" draw:opacity="50%" draw:textarea-horizontal-align="justify" draw:textarea-vertical-align="top" draw:auto-grow-height="false" fo:min-height="7.238cm" fo:min-width="4.174cm"/>
    </style:style>
    <style:style style:name="gr2" style:family="graphic" style:parent-style-name="standard">
      <style:graphic-properties draw:stroke="dash" draw:stroke-dash="Fine_20_Dashed" svg:stroke-color="#000000" draw:fill="solid" draw:fill-color="#dcdcdc" draw:opacity="50%" draw:textarea-horizontal-align="justify" draw:textarea-vertical-align="top" draw:auto-grow-height="false" fo:min-height="7.268cm" fo:min-width="4.631cm"/>
    </style:style>
    <style:style style:name="gr3" style:family="graphic" style:parent-style-name="standard">
      <style:graphic-properties draw:stroke="solid" draw:textarea-horizontal-align="justify" draw:textarea-vertical-align="middle" draw:auto-grow-height="false" fo:min-height="0.41cm" fo:min-width="3.055cm"/>
    </style:style>
    <style:style style:name="gr4" style:family="graphic" style:parent-style-name="standard">
      <style:graphic-properties draw:stroke="dash" draw:stroke-dash="Fine_20_Dashed" svg:stroke-color="#000000" draw:fill="solid" draw:fill-color="#ffffff" draw:opacity="100%" draw:textarea-horizontal-align="left" draw:auto-grow-height="true" draw:auto-grow-width="false" fo:min-height="0.556cm" fo:min-width="0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stroke="solid" draw:textarea-horizontal-align="justify" draw:textarea-vertical-align="middle" draw:auto-grow-height="false" fo:min-height="0.36cm" fo:min-width="3.055cm"/>
    </style:style>
    <style:style style:name="gr7" style:family="graphic" style:parent-style-name="standard">
      <style:graphic-properties draw:stroke="dash" draw:stroke-dash="Fine_20_Dashed" draw:fill-color="#dcdcdc" draw:opacity="50%" draw:textarea-vertical-align="top" draw:auto-grow-height="false" fo:min-height="7.236cm" fo:min-width="3.462cm"/>
    </style:style>
    <style:style style:name="gr8" style:family="graphic" style:parent-style-name="standard">
      <style:graphic-properties draw:stroke="dash" draw:stroke-dash="Fine_20_Dashed" draw:textarea-horizontal-align="justify" draw:textarea-vertical-align="middle" draw:auto-grow-height="false" fo:min-height="0.36cm" fo:min-width="2.396cm"/>
    </style:style>
    <style:style style:name="gr9" style:family="graphic" style:parent-style-name="standard">
      <style:graphic-properties draw:stroke="solid" draw:textarea-horizontal-align="justify" draw:textarea-vertical-align="middle" draw:auto-grow-height="false" fo:min-height="0.411cm" fo:min-width="3.055cm"/>
    </style:style>
    <style:style style:name="gr10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false" fo:min-height="0.395cm" fo:min-width="0cm"/>
    </style:style>
    <style:style style:name="gr11" style:family="graphic" style:parent-style-name="objectwithoutfill">
      <style:graphic-properties draw:stroke="dash" draw:stroke-dash="Fine_20_Dashed" svg:stroke-color="#000000" draw:marker-start="" draw:marker-end="Arrow_20_concave" draw:marker-end-width="0.203cm" draw:fill="none" draw:textarea-vertical-align="middle"/>
    </style:style>
    <style:style style:name="gr12" style:family="graphic" style:parent-style-name="objectwithoutfill">
      <style:graphic-properties draw:stroke="dash" draw:stroke-dash="Fine_20_Dashed" svg:stroke-color="#000000" draw:marker-start="" draw:marker-end="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dcdcdc" draw:opacity="50%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solid" draw:fill-color="#ffffff" draw:opacity="100%"/>
    </style:style>
    <style:style style:name="P4" style:family="paragraph">
      <loext:graphic-properties draw:fill-color="#dcdcdc" draw:opacity="50%"/>
      <style:paragraph-properties fo:text-align="center"/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font-size="12pt" fo:font-style="italic"/>
    </style:style>
    <style:style style:name="P6" style:family="paragraph">
      <loext:graphic-properties draw:fill="none" draw:fill-color="#ffffff"/>
      <style:text-properties fo:font-size="10pt" style:font-size-asian="10pt" style:font-size-complex="10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style="italic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674cm" svg:height="7.488cm" svg:x="10.45cm" svg:y="0.03cm">
          <text:p text:style-name="P1"><text:span text:style-name="T1">Posp</text:span><text:span text:style-name="T1">roce</text:span><text:span text:style-name="T1">ssin</text:span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131cm" svg:height="7.518cm" svg:x="0.101cm" svg:y="0cm">
          <text:p text:style-name="P1"><text:span text:style-name="T1">Preprocessi</text:span><text:span text:style-name="T1">ng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3.555cm" svg:height="0.66cm" svg:x="0.52cm" svg:y="4.322cm">
          <draw:glue-point draw:id="4" svg:x="-2.74cm" svg:y="-4.609cm"/>
          <draw:glue-point draw:id="5" svg:x="-2.74cm" svg:y="-4.996cm"/>
          <draw:glue-point draw:id="6" svg:x="2.497cm" svg:y="-4.849cm"/>
          <draw:glue-point draw:id="7" svg:x="-2.717cm" svg:y="5.006cm"/>
          <draw:glue-point draw:id="8" svg:x="2.427cm" svg:y="5.006cm"/>
          <text:p text:style-name="P1">Cleaning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3" xml:id="id1" draw:id="id1" draw:layer="layout" svg:width="3.866cm" svg:height="0.806cm" svg:x="0.198cm" svg:y="2.953cm">
          <draw:text-box>
            <text:p>Input config file</text:p>
          </draw:text-box>
        </draw:frame>
        <draw:custom-shape draw:style-name="gr3" draw:text-style-name="P1" xml:id="id3" draw:id="id3" draw:layer="layout" svg:width="3.555cm" svg:height="0.66cm" svg:x="0.827cm" svg:y="5.521cm">
          <draw:glue-point draw:id="4" svg:x="-2.74cm" svg:y="-4.609cm"/>
          <draw:glue-point draw:id="5" svg:x="-2.74cm" svg:y="-4.996cm"/>
          <draw:glue-point draw:id="6" svg:x="2.497cm" svg:y="-4.849cm"/>
          <draw:glue-point draw:id="7" svg:x="-2.717cm" svg:y="5.006cm"/>
          <draw:glue-point draw:id="8" svg:x="2.427cm" svg:y="5.006cm"/>
          <text:p text:style-name="P1">Filtering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line-skew="-0.084cm" svg:x1="2.131cm" svg:y1="3.759cm" svg:x2="2.297cm" svg:y2="4.322cm" draw:start-shape="id1" draw:start-glue-point="2" draw:end-shape="id2" draw:end-glue-point="0" svg:d="M2131 3759v198h166v365" svg:viewBox="0 0 167 564">
          <text:p/>
        </draw:connector>
        <draw:connector draw:style-name="gr5" draw:text-style-name="P1" draw:layer="layout" draw:line-skew="-0.122cm" svg:x1="2.297cm" svg:y1="4.982cm" svg:x2="2.604cm" svg:y2="5.521cm" draw:start-shape="id2" draw:start-glue-point="2" draw:end-shape="id3" draw:end-glue-point="0" svg:d="M2297 4982v148h307v391" svg:viewBox="0 0 308 540">
          <text:p/>
        </draw:connector>
        <draw:custom-shape draw:style-name="gr6" draw:text-style-name="P1" xml:id="id4" draw:id="id4" draw:layer="layout" svg:width="3.555cm" svg:height="0.61cm" svg:x="1.233cm" svg:y="6.775cm">
          <draw:glue-point draw:id="4" svg:x="-2.74cm" svg:y="-4.609cm"/>
          <draw:glue-point draw:id="5" svg:x="-2.74cm" svg:y="-4.996cm"/>
          <draw:glue-point draw:id="6" svg:x="2.497cm" svg:y="-4.849cm"/>
          <draw:glue-point draw:id="7" svg:x="-2.717cm" svg:y="5.006cm"/>
          <draw:glue-point draw:id="8" svg:x="2.427cm" svg:y="5.006cm"/>
          <draw:glue-point draw:id="9" svg:x="5.001cm" svg:y="-3.414cm"/>
          <draw:glue-point draw:id="10" svg:x="5.001cm" svg:y="-1.289cm"/>
          <draw:glue-point draw:id="11" svg:x="5.001cm" svg:y="1.404cm"/>
          <draw:glue-point draw:id="12" svg:x="5.001cm" svg:y="3.496cm"/>
          <text:p text:style-name="P1">Formating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line-skew="-0.078cm" svg:x1="2.604cm" svg:y1="6.181cm" svg:x2="3.01cm" svg:y2="6.775cm" draw:start-shape="id3" draw:start-glue-point="2" draw:end-shape="id4" draw:end-glue-point="0" svg:d="M2604 6181v219h406v375" svg:viewBox="0 0 407 595">
          <text:p/>
        </draw:connector>
        <draw:custom-shape draw:style-name="gr7" draw:text-style-name="P4" draw:layer="layout" svg:width="3.962cm" svg:height="7.486cm" svg:x="5.891cm" svg:y="0.032cm">
          <draw:glue-point draw:id="4" svg:x="-2.74cm" svg:y="-4.609cm"/>
          <draw:glue-point draw:id="5" svg:x="-2.74cm" svg:y="-4.996cm"/>
          <draw:glue-point draw:id="6" svg:x="2.497cm" svg:y="-4.849cm"/>
          <draw:glue-point draw:id="7" svg:x="-2.717cm" svg:y="5.006cm"/>
          <draw:glue-point draw:id="8" svg:x="2.427cm" svg:y="5.006cm"/>
          <text:p text:style-name="P1"><text:span text:style-name="T1">Multi </text:span><text:span text:style-name="T1">GW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xml:id="id5" draw:id="id5" draw:layer="layout" svg:width="2.896cm" svg:height="0.61cm" svg:x="6.47cm" svg:y="2.162cm">
          <text:p text:style-name="P1"><text:span text:style-name="T2">G</text:span><text:span text:style-name="T2">W</text:span><text:span text:style-name="T2">A</text:span><text:span text:style-name="T2">S</text:span><text:span text:style-name="T2">p</text:span><text:span text:style-name="T2">o</text:span><text:span text:style-name="T2">l</text:span><text:span text:style-name="T2">y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7" draw:id="id7" draw:layer="layout" svg:width="2.896cm" svg:height="0.61cm" svg:x="6.47cm" svg:y="4.087cm">
          <text:p text:style-name="P1"><text:span text:style-name="T2">P</text:span><text:span text:style-name="T2">l</text:span><text:span text:style-name="T2">i</text:span><text:span text:style-name="T2">n</text:span><text:span text:style-name="T2">k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8" draw:id="id8" draw:layer="layout" svg:width="2.896cm" svg:height="0.61cm" svg:x="6.47cm" svg:y="5.047cm">
          <text:p text:style-name="P1"><text:span text:style-name="T2">Ta</text:span><text:span text:style-name="T2">ss</text:span><text:span text:style-name="T2">el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6" draw:id="id6" draw:layer="layout" svg:width="2.896cm" svg:height="0.61cm" svg:x="6.47cm" svg:y="3.124cm">
          <text:p text:style-name="P1"><text:span text:style-name="T2">SHEsis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line-skew="-0.702cm" svg:x1="4.787cm" svg:y1="6.872cm" svg:x2="6.47cm" svg:y2="2.467cm" draw:start-shape="id4" draw:start-glue-point="9" draw:end-shape="id5" draw:end-glue-point="3" svg:d="M4787 6872h140v-4405h1543" svg:viewBox="0 0 1684 4406">
          <text:p/>
        </draw:connector>
        <draw:connector draw:style-name="gr5" draw:text-style-name="P1" draw:layer="layout" draw:line-skew="-0.499cm" svg:x1="4.787cm" svg:y1="7.002cm" svg:x2="6.47cm" svg:y2="3.429cm" draw:start-shape="id4" draw:start-glue-point="10" draw:end-shape="id6" draw:end-glue-point="3" svg:d="M4787 7002h343v-3573h1340" svg:viewBox="0 0 1684 3574">
          <text:p/>
        </draw:connector>
        <draw:connector draw:style-name="gr5" draw:text-style-name="P1" draw:layer="layout" draw:line-skew="-0.194cm" svg:x1="4.787cm" svg:y1="7.165cm" svg:x2="6.47cm" svg:y2="4.392cm" draw:start-shape="id4" draw:start-glue-point="11" draw:end-shape="id7" svg:d="M4787 7165h648v-2773h1035" svg:viewBox="0 0 1684 2774">
          <text:p/>
        </draw:connector>
        <draw:connector draw:style-name="gr5" draw:text-style-name="P1" draw:layer="layout" svg:x1="4.787cm" svg:y1="7.293cm" svg:x2="6.47cm" svg:y2="5.352cm" draw:start-shape="id4" draw:start-glue-point="12" draw:end-shape="id8" svg:d="M4787 7293h842v-1941h841" svg:viewBox="0 0 1684 1942">
          <text:p/>
        </draw:connector>
        <draw:custom-shape draw:style-name="gr3" draw:text-style-name="P1" xml:id="id9" draw:id="id9" draw:layer="layout" svg:width="3.555cm" svg:height="0.66cm" svg:x="10.964cm" svg:y="1.684cm">
          <draw:glue-point draw:id="4" svg:x="-2.74cm" svg:y="-4.609cm"/>
          <draw:glue-point draw:id="5" svg:x="-2.74cm" svg:y="-4.996cm"/>
          <draw:glue-point draw:id="6" svg:x="2.497cm" svg:y="-4.849cm"/>
          <draw:glue-point draw:id="7" svg:x="-3.493cm" svg:y="5.004cm"/>
          <draw:glue-point draw:id="8" svg:x="3.22cm" svg:y="5.004cm"/>
          <draw:glue-point draw:id="9" svg:x="5.001cm" svg:y="-3.414cm"/>
          <draw:glue-point draw:id="10" svg:x="5.001cm" svg:y="-1.289cm"/>
          <draw:glue-point draw:id="11" svg:x="5.001cm" svg:y="1.404cm"/>
          <draw:glue-point draw:id="12" svg:x="5.001cm" svg:y="3.496cm"/>
          <draw:glue-point draw:id="13" svg:x="-5.004cm" svg:y="-3.86cm"/>
          <draw:glue-point draw:id="14" svg:x="-4.95cm" svg:y="-1.396cm"/>
          <draw:glue-point draw:id="15" svg:x="-5.004cm" svg:y="1.066cm"/>
          <draw:glue-point draw:id="16" svg:x="-4.95cm" svg:y="3.53cm"/>
          <draw:glue-point draw:id="17" svg:x="-0.663cm" svg:y="-0.902cm"/>
          <draw:glue-point draw:id="18" svg:x="-1.35cm" svg:y="5.004cm"/>
          <draw:glue-point draw:id="19" svg:x="1.22cm" svg:y="5.004cm"/>
          <text:p text:style-name="P1">Summarizing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line-skew="-0.467cm" svg:x1="9.366cm" svg:y1="2.467cm" svg:x2="10.964cm" svg:y2="1.76cm" draw:start-shape="id5" draw:start-glue-point="1" draw:end-shape="id9" draw:end-glue-point="13" svg:d="M9366 2467h332v-707h1266" svg:viewBox="0 0 1599 708">
          <text:p/>
        </draw:connector>
        <draw:connector draw:style-name="gr5" draw:text-style-name="P1" draw:layer="layout" draw:line-skew="-0.242cm" svg:x1="9.366cm" svg:y1="3.429cm" svg:x2="10.982cm" svg:y2="1.922cm" draw:start-shape="id6" draw:start-glue-point="1" draw:end-shape="id9" draw:end-glue-point="14" svg:d="M9366 3429h557v-1507h1059" svg:viewBox="0 0 1617 1508">
          <text:p/>
        </draw:connector>
        <draw:connector draw:style-name="gr5" draw:text-style-name="P1" draw:layer="layout" draw:line-skew="0.012cm" svg:x1="9.366cm" svg:y1="4.392cm" svg:x2="10.964cm" svg:y2="2.084cm" draw:start-shape="id7" draw:start-glue-point="1" draw:end-shape="id9" draw:end-glue-point="15" svg:d="M9366 4392h811v-2308h787" svg:viewBox="0 0 1599 2309">
          <text:p/>
        </draw:connector>
        <draw:connector draw:style-name="gr5" draw:text-style-name="P1" draw:layer="layout" draw:line-skew="0.368cm" svg:x1="9.366cm" svg:y1="5.352cm" svg:x2="10.982cm" svg:y2="2.246cm" draw:start-shape="id8" draw:start-glue-point="1" draw:end-shape="id9" draw:end-glue-point="16" svg:d="M9366 5352h1167v-3106h449" svg:viewBox="0 0 1617 3107">
          <text:p/>
        </draw:connector>
        <draw:custom-shape draw:style-name="gr9" draw:text-style-name="P1" xml:id="id10" draw:id="id10" draw:layer="layout" svg:width="3.555cm" svg:height="0.661cm" svg:x="11.238cm" svg:y="2.911cm">
          <draw:glue-point draw:id="4" svg:x="-2.74cm" svg:y="-4.609cm"/>
          <draw:glue-point draw:id="5" svg:x="-3.285cm" svg:y="-4.993cm"/>
          <draw:glue-point draw:id="6" svg:x="3.001cm" svg:y="-4.993cm"/>
          <draw:glue-point draw:id="7" svg:x="-1.17cm" svg:y="5.005cm"/>
          <draw:glue-point draw:id="8" svg:x="2.973cm" svg:y="5.005cm"/>
          <draw:glue-point draw:id="9" svg:x="5.001cm" svg:y="-3.414cm"/>
          <draw:glue-point draw:id="10" svg:x="5.001cm" svg:y="-1.289cm"/>
          <draw:glue-point draw:id="11" svg:x="5.001cm" svg:y="1.404cm"/>
          <draw:glue-point draw:id="12" svg:x="5.001cm" svg:y="3.496cm"/>
          <draw:glue-point draw:id="13" svg:x="-1.428cm" svg:y="-4.993cm"/>
          <draw:glue-point draw:id="14" svg:x="1.288cm" svg:y="-4.993cm"/>
          <draw:glue-point draw:id="15" svg:x="-3.17cm" svg:y="5.005cm"/>
          <draw:glue-point draw:id="16" svg:x="1.26cm" svg:y="5.005cm"/>
          <text:p text:style-name="P1">Reporting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line-skew="-0.101cm" svg:x1="11.5cm" svg:y1="2.344cm" svg:x2="11.848cm" svg:y2="2.911cm" draw:start-shape="id9" draw:start-glue-point="7" draw:end-shape="id10" draw:end-glue-point="5" svg:d="M11500 2344v182h348v385" svg:viewBox="0 0 349 568">
          <text:p/>
        </draw:connector>
        <draw:connector draw:style-name="gr5" draw:text-style-name="P1" draw:layer="layout" draw:line-skew="-0.101cm" svg:x1="12.262cm" svg:y1="2.344cm" svg:x2="12.508cm" svg:y2="2.911cm" draw:start-shape="id9" draw:start-glue-point="18" draw:end-shape="id10" draw:end-glue-point="13" svg:d="M12262 2344v182h246v385" svg:viewBox="0 0 247 568">
          <text:p/>
        </draw:connector>
        <draw:connector draw:style-name="gr5" draw:text-style-name="P1" draw:layer="layout" draw:line-skew="-0.101cm" svg:x1="13.174cm" svg:y1="2.344cm" svg:x2="13.472cm" svg:y2="2.911cm" draw:start-shape="id9" draw:start-glue-point="19" draw:end-shape="id10" draw:end-glue-point="14" svg:d="M13174 2344v182h298v385" svg:viewBox="0 0 299 568">
          <text:p/>
        </draw:connector>
        <draw:connector draw:style-name="gr5" draw:text-style-name="P1" draw:layer="layout" draw:line-skew="-0.101cm" svg:x1="13.885cm" svg:y1="2.344cm" svg:x2="14.081cm" svg:y2="2.911cm" draw:start-shape="id9" draw:start-glue-point="8" draw:end-shape="id10" draw:end-glue-point="6" svg:d="M13885 2344v182h196v385" svg:viewBox="0 0 197 568">
          <text:p/>
        </draw:connector>
        <draw:frame draw:style-name="gr4" draw:text-style-name="P3" xml:id="id11" draw:id="id11" draw:layer="layout" svg:width="3.094cm" svg:height="0.806cm" svg:x="11.795cm" svg:y="4.09cm">
          <draw:text-box>
            <text:p>Output files</text:p>
          </draw:text-box>
        </draw:frame>
        <draw:connector draw:style-name="gr5" draw:text-style-name="P1" draw:layer="layout" draw:line-skew="-0.085cm" svg:x1="13.015cm" svg:y1="3.572cm" svg:x2="13.342cm" svg:y2="4.09cm" draw:start-shape="id10" draw:start-glue-point="2" draw:end-shape="id11" draw:end-glue-point="0" svg:d="M13015 3572v174h327v344" svg:viewBox="0 0 328 519">
          <text:p/>
        </draw:connector>
        <draw:frame draw:style-name="gr10" draw:text-style-name="P6" draw:layer="layout" svg:width="3.2cm" svg:height="0.645cm" svg:x="0.188cm" svg:y="0.782cm">
          <draw:text-box>
            <text:p><text:span text:style-name="T3">Genotype file</text:span></text:p>
          </draw:text-box>
        </draw:frame>
        <draw:frame draw:style-name="gr10" draw:text-style-name="P6" draw:layer="layout" svg:width="2.736cm" svg:height="0.645cm" svg:x="0.652cm" svg:y="1.188cm">
          <draw:text-box>
            <text:p><text:span text:style-name="T3">Phenotype file</text:span></text:p>
          </draw:text-box>
        </draw:frame>
        <draw:frame draw:style-name="gr10" draw:text-style-name="P6" draw:layer="layout" svg:width="2.438cm" svg:height="0.645cm" svg:x="1.192cm" svg:y="1.593cm">
          <draw:text-box>
            <text:p><text:span text:style-name="T3">GWAS type</text:span></text:p>
          </draw:text-box>
        </draw:frame>
        <draw:frame draw:style-name="gr10" draw:text-style-name="P6" draw:layer="layout" svg:width="2.438cm" svg:height="0.645cm" svg:x="1.826cm" svg:y="1.999cm">
          <draw:text-box>
            <text:p><text:span text:style-name="T3">Filter values</text:span></text:p>
          </draw:text-box>
        </draw:frame>
        <draw:line draw:style-name="gr11" draw:text-style-name="P7" draw:layer="layout" svg:x1="0.623cm" svg:y1="1.244cm" svg:x2="0.623cm" svg:y2="3.022cm">
          <text:p/>
        </draw:line>
        <draw:line draw:style-name="gr11" draw:text-style-name="P7" draw:layer="layout" svg:x1="1.228cm" svg:y1="1.702cm" svg:x2="1.228cm" svg:y2="3.022cm">
          <text:p/>
        </draw:line>
        <draw:line draw:style-name="gr11" draw:text-style-name="P7" draw:layer="layout" svg:x1="1.842cm" svg:y1="2.108cm" svg:x2="1.831cm" svg:y2="3.021cm">
          <text:p/>
        </draw:line>
        <draw:line draw:style-name="gr11" draw:text-style-name="P7" draw:layer="layout" svg:x1="2.401cm" svg:y1="2.514cm" svg:x2="2.44cm" svg:y2="3.022cm">
          <text:p/>
        </draw:line>
        <draw:frame draw:style-name="gr10" draw:text-style-name="P6" draw:layer="layout" svg:width="2.485cm" svg:height="0.645cm" svg:x="12.755cm" svg:y="5.283cm">
          <draw:text-box>
            <text:p><text:span text:style-name="T3">Score tables</text:span></text:p>
          </draw:text-box>
        </draw:frame>
        <draw:frame draw:style-name="gr10" draw:text-style-name="P6" draw:layer="layout" svg:width="2.735cm" svg:height="0.645cm" svg:x="12.197cm" svg:y="5.741cm">
          <draw:text-box>
            <text:p><text:span text:style-name="T3">Markers chart</text:span></text:p>
          </draw:text-box>
        </draw:frame>
        <draw:frame draw:style-name="gr10" draw:text-style-name="P6" draw:layer="layout" svg:width="3.658cm" svg:height="0.645cm" svg:x="10.723cm" svg:y="6.656cm">
          <draw:text-box>
            <text:p><text:span text:style-name="T3">Manhattan/QQ plots</text:span></text:p>
          </draw:text-box>
        </draw:frame>
        <draw:line draw:style-name="gr11" draw:text-style-name="P7" draw:layer="layout" svg:x1="11.841cm" svg:y1="4.867cm" svg:x2="11.841cm" svg:y2="6.797cm">
          <text:p/>
        </draw:line>
        <draw:line draw:style-name="gr11" draw:text-style-name="P7" draw:layer="layout" svg:x1="12.308cm" svg:y1="4.867cm" svg:x2="12.298cm" svg:y2="6.34cm">
          <text:p/>
        </draw:line>
        <draw:line draw:style-name="gr11" draw:text-style-name="P7" draw:layer="layout" svg:x1="12.766cm" svg:y1="4.918cm" svg:x2="12.755cm" svg:y2="5.933cm">
          <text:p/>
        </draw:line>
        <draw:line draw:style-name="gr11" draw:text-style-name="P7" draw:layer="layout" svg:x1="13.275cm" svg:y1="4.966cm" svg:x2="13.275cm" svg:y2="5.524cm">
          <text:p/>
        </draw:line>
        <draw:frame draw:style-name="gr10" draw:text-style-name="P6" draw:layer="controls" svg:width="2.632cm" svg:height="0.645cm" svg:x="11.843cm" svg:y="6.198cm">
          <draw:text-box>
            <text:p><text:span text:style-name="T3">SNPs profiles</text:span></text:p>
          </draw:text-box>
        </draw:frame>
        <draw:line draw:style-name="gr12" draw:text-style-name="P7" draw:layer="layout" svg:x1="0.102cm" svg:y1="0.792cm" svg:x2="5.233cm" svg:y2="0.792cm">
          <text:p/>
        </draw:line>
        <draw:line draw:style-name="gr12" draw:text-style-name="P7" draw:layer="layout" svg:x1="5.893cm" svg:y1="0.792cm" svg:x2="9.855cm" svg:y2="0.792cm">
          <text:p/>
        </draw:line>
        <draw:line draw:style-name="gr12" draw:text-style-name="P7" draw:layer="layout" svg:x1="10.45cm" svg:y1="0.792cm" svg:x2="15.124cm" svg:y2="0.79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="Arrow_20_concav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color="#000000" draw:marker-start="Arrow_20_concave" draw:marker-end="Symmetric_20_Arrow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189cm" fo:page-height="7.56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01T10:44:52.940931162</meta:creation-date>
    <dc:date>2020-02-05T21:45:14.022026513</dc:date>
    <meta:editing-duration>PT2H17M3S</meta:editing-duration>
    <meta:editing-cycles>41</meta:editing-cycles>
    <meta:generator>LibreOffice/6.0.7.3$Linux_X86_64 LibreOffice_project/00m0$Build-3</meta:generator>
    <meta:document-statistic meta:object-count="49"/>
  </office:meta>
</office:document-meta>
</file>